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4pt" fo:font-weight="bold" officeooo:rsid="001d9ef6" officeooo:paragraph-rsid="001d9ef6" style:font-size-asian="12.25pt" style:font-weight-asian="bold" style:font-size-complex="14pt"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1d9ef6" officeooo:paragraph-rsid="001d9ef6"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d9ef6" officeooo:paragraph-rsid="001d9ef6" style:font-size-asian="8.75pt" style:font-weight-asian="bold" style:font-size-complex="10pt" style:font-weight-complex="bold"/>
    </style:style>
    <style:style style:name="P5" style:family="paragraph" style:parent-style-name="Standard">
      <style:paragraph-properties fo:line-height="115%" fo:text-align="start" style:justify-single-word="false"/>
      <style:text-properties style:font-name="Liberation Mono" fo:font-size="10pt" fo:font-weight="bold" officeooo:rsid="001d9ef6" officeooo:paragraph-rsid="001d9ef6" style:font-size-asian="8.75pt" style:font-weight-asian="bold" style:font-size-complex="10pt" style:font-weight-complex="bold"/>
    </style:style>
    <style:style style:name="P6"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d9ef6" officeooo:paragraph-rsid="001d9ef6" style:font-size-asian="8.75pt" style:font-weight-asian="bold" style:font-size-complex="10pt" style:font-weight-complex="bold"/>
    </style:style>
    <style:style style:name="P7"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d9ef6" officeooo:paragraph-rsid="001e0ff4"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1da5e2" officeooo:paragraph-rsid="001da5e2" style:font-size-asian="8.75pt" style:font-weight-asian="bold" style:font-size-complex="10pt" style:font-weight-complex="bold"/>
    </style:style>
    <style:style style:name="P9"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da5e2" officeooo:paragraph-rsid="001da5e2" style:font-size-asian="8.75pt" style:font-weight-asian="bold" style:font-size-complex="10pt" style:font-weight-complex="bold"/>
    </style:style>
    <style:style style:name="P10"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da5e2" officeooo:paragraph-rsid="001e0ff4" style:font-size-asian="8.75pt" style:font-weight-asian="bold" style:font-size-complex="10pt" style:font-weight-complex="bold"/>
    </style:style>
    <style:style style:name="P11" style:family="paragraph" style:parent-style-name="Standard">
      <style:paragraph-properties fo:line-height="115%" fo:text-align="center" style:justify-single-word="false"/>
      <style:text-properties style:font-name="Liberation Mono" fo:font-size="10pt" fo:font-weight="bold" officeooo:rsid="001da5e2" officeooo:paragraph-rsid="001da5e2" style:font-size-asian="8.75pt" style:font-weight-asian="bold" style:font-size-complex="10pt" style:font-weight-complex="bold"/>
    </style:style>
    <style:style style:name="P12"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1da5e2" officeooo:paragraph-rsid="001e0ff4" style:font-size-asian="8.75pt" style:font-weight-asian="bold" style:font-size-complex="10pt" style:font-weight-complex="bold"/>
    </style:style>
    <style:style style:name="P13" style:family="paragraph" style:parent-style-name="Hanging_20_indent">
      <style:text-properties fo:color="#00a933" loext:opacity="100%" fo:font-weight="bold" style:font-weight-asian="bold" style:font-weight-complex="bold"/>
    </style:style>
    <style:style style:name="P14" style:family="paragraph" style:parent-style-name="Hanging_20_indent">
      <style:paragraph-properties fo:text-align="start" style:justify-single-word="false"/>
    </style:style>
    <style:style style:name="P15" style:family="paragraph" style:parent-style-name="Hanging_20_indent">
      <style:text-properties officeooo:paragraph-rsid="0021aea9"/>
    </style:style>
    <style:style style:name="P16" style:family="paragraph" style:parent-style-name="Hanging_20_indent">
      <style:text-properties fo:font-weight="normal" officeooo:paragraph-rsid="0021aea9" style:font-weight-asian="normal" style:font-weight-complex="normal"/>
    </style:style>
    <style:style style:name="P17" style:family="paragraph" style:parent-style-name="Hanging_20_indent">
      <style:text-properties officeooo:paragraph-rsid="001da5e2"/>
    </style:style>
    <style:style style:name="P18" style:family="paragraph" style:parent-style-name="Standard">
      <style:paragraph-properties fo:line-height="115%" fo:text-align="start" style:justify-single-word="false"/>
      <style:text-properties style:font-name="Liberation Mono" fo:font-size="10pt" fo:font-weight="bold" officeooo:rsid="0021aea9" officeooo:paragraph-rsid="0021aea9" style:font-size-asian="8.75pt" style:font-weight-asian="bold" style:font-size-complex="10pt" style:font-weight-complex="bold"/>
    </style:style>
    <style:style style:name="P19" style:family="paragraph" style:parent-style-name="Standard">
      <style:paragraph-properties fo:line-height="115%" fo:text-align="start" style:justify-single-word="false"/>
      <style:text-properties style:font-name="Liberation Mono" fo:font-size="10pt" fo:font-weight="bold" officeooo:rsid="0021aea9" officeooo:paragraph-rsid="002359ce" style:font-size-asian="8.75pt" style:font-weight-asian="bold" style:font-size-complex="10pt" style:font-weight-complex="bold"/>
    </style:style>
    <style:style style:name="P20"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1aea9" officeooo:paragraph-rsid="002359ce" style:font-size-asian="8.75pt" style:font-weight-asian="bold" style:font-size-complex="10pt" style:font-weight-complex="bold"/>
    </style:style>
    <style:style style:name="P21"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359ce" officeooo:paragraph-rsid="002359ce" style:font-size-asian="8.75pt" style:font-weight-asian="bold" style:font-size-complex="10pt" style:font-weight-complex="bold"/>
    </style:style>
    <style:style style:name="P22"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1da5e2" officeooo:paragraph-rsid="001e0ff4" style:font-size-asian="8.75pt" style:font-weight-asian="bold" style:font-size-complex="10pt" style:font-weight-complex="bold"/>
    </style:style>
    <style:style style:name="P23" style:family="paragraph" style:parent-style-name="Standard">
      <style:paragraph-properties fo:margin-left="1.251cm" fo:margin-right="0cm" fo:line-height="115%" fo:text-align="start" style:justify-single-word="false" fo:text-indent="0cm" style:auto-text-indent="false"/>
      <style:text-properties officeooo:paragraph-rsid="001da5e2"/>
    </style:style>
    <style:style style:name="T1" style:family="text">
      <style:text-properties officeooo:rsid="001d9ef6"/>
    </style:style>
    <style:style style:name="T2" style:family="text">
      <style:text-properties officeooo:rsid="001da5e2"/>
    </style:style>
    <style:style style:name="T3" style:family="text">
      <style:text-properties fo:font-weight="bold" style:font-weight-asian="bold" style:font-weight-complex="bold"/>
    </style:style>
    <style:style style:name="T4" style:family="text">
      <style:text-properties fo:font-weight="bold" officeooo:rsid="001d9ef6" style:font-weight-asian="bold" style:font-weight-complex="bold"/>
    </style:style>
    <style:style style:name="T5" style:family="text">
      <style:text-properties fo:font-weight="bold" officeooo:rsid="001da5e2" style:font-weight-asian="bold" style:font-weight-complex="bold"/>
    </style:style>
    <style:style style:name="T6" style:family="text">
      <style:text-properties fo:color="#00a933" loext:opacity="100%"/>
    </style:style>
    <style:style style:name="T7" style:family="text">
      <style:text-properties fo:color="#00a933" loext:opacity="100%" fo:font-weight="bold" style:font-weight-asian="bold" style:font-weight-complex="bold"/>
    </style:style>
    <style:style style:name="T8" style:family="text">
      <style:text-properties fo:color="#00a933" loext:opacity="100%" fo:font-weight="bold" officeooo:rsid="001d9ef6" style:font-weight-asian="bold" style:font-weight-complex="bold"/>
    </style:style>
    <style:style style:name="T9" style:family="text">
      <style:text-properties fo:color="#00a933" loext:opacity="100%" fo:font-weight="bold" officeooo:rsid="001da5e2" style:font-weight-asian="bold" style:font-weight-complex="bold"/>
    </style:style>
    <style:style style:name="T10" style:family="text">
      <style:text-properties fo:color="#00a933" loext:opacity="100%" officeooo:rsid="001da5e2"/>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TO JAVA</text:p>
      <text:p text:style-name="P3">LECTURE 4 : CONDITIONALS AND LOOPS</text:p>
      <text:p text:style-name="P3"/>
      <text:p text:style-name="P4">(Error in code)</text:p>
      <text:p text:style-name="P5">1. What is the error in this code?</text:p>
      <text:p text:style-name="P6"/>
      <text:p text:style-name="P6">byte b = 50;</text:p>
      <text:p text:style-name="P6">b = b * 50;</text:p>
      <text:p text:style-name="P6"/>
      <text:p text:style-name="Hanging_20_indent"><text:span text:style-name="T1">a) </text:span>b can not contain value 2500, limited by its range.</text:p>
      <text:p text:style-name="P13"><text:span text:style-name="T1">b) </text:span>* operator has converted b * 50 into int, which can not be converted to byte without casting.</text:p>
      <text:p text:style-name="Hanging_20_indent"><text:span text:style-name="T1">c) </text:span>b can not contain value 50.</text:p>
      <text:p text:style-name="Hanging_20_indent"><text:span text:style-name="T1">d) </text:span>No error in this code</text:p>
      <text:p text:style-name="P18">SOLUTION DESCRIPTION:</text:p>
      <text:p text:style-name="P14">####In 2nd statement, b is multiplied with 50 where b is byte variable and 50 is an integer. So after the multiplication, result comes as an integer value which is 2500. Now we are trying to assign this integer to a byte variable, which will cause the error.</text:p>
      <text:p text:style-name="P4"/>
      <text:p text:style-name="P4">(Find the output)</text:p>
      <text:p text:style-name="P5">2.</text:p>
      <text:p text:style-name="P6"/>
      <text:p text:style-name="P6">public class <text:s/>Solution{</text:p>
      <text:p text:style-name="P6"><text:s text:c="4"/>public static void main(String [] args) {</text:p>
      <text:p text:style-name="P6"><text:s text:c="8"/>double a = 6 / 4;</text:p>
      <text:p text:style-name="P6"><text:s text:c="8"/>int b <text:s/>= 6 / 4;</text:p>
      <text:p text:style-name="P6"><text:s text:c="8"/>double c = a + b;</text:p>
      <text:p text:style-name="P6"><text:s text:c="8"/>System.out.println(c);</text:p>
      <text:p text:style-name="P6"><text:s text:c="4"/>}</text:p>
      <text:p text:style-name="P6">}</text:p>
      <text:p text:style-name="P6"/>
      <text:p text:style-name="Hanging_20_indent"><text:span text:style-name="T1">a) </text:span>3.0<text:tab/><text:tab/><text:tab/><text:tab/><text:tab/><text:tab/><text:tab/><text:tab/><text:span text:style-name="T1">b) </text:span>1.5</text:p>
      <text:p text:style-name="Hanging_20_indent"><text:span text:style-name="T8">c) </text:span><text:span text:style-name="T7">2.0</text:span><text:tab/><text:tab/><text:tab/><text:tab/><text:tab/><text:tab/><text:tab/><text:tab/><text:span text:style-name="T1">d) </text:span>2.5</text:p>
      <text:p text:style-name="P18">SOLUTION DESCRIPTION:</text:p>
      <text:p text:style-name="Hanging_20_indent">####When 6 / 4 is performed, both the operands of / are integer. Hence answer will be an int i.e. 1. When we store it in a (which is double), value of a will be 1.0 and value of b will be 1. Thus a + b will be 2.0.</text:p>
      <text:p text:style-name="P4"/>
      <text:p text:style-name="P4">(Predict the output)</text:p>
      <text:p text:style-name="P5">3.</text:p>
      <text:p text:style-name="P6"/>
      <text:p text:style-name="P6">public class <text:s/>Solution{</text:p>
      <text:p text:style-name="P6"><text:s text:c="4"/>public static void main(String [] args) {</text:p>
      <text:p text:style-name="P6"><text:s text:c="8"/>double a = 55.5;</text:p>
      <text:p text:style-name="P6"><text:s text:c="8"/>int b = 55;</text:p>
      <text:p text:style-name="P6"><text:s text:c="8"/>a = a % 10;</text:p>
      <text:p text:style-name="P6"><text:s text:c="8"/>b = b % 10;</text:p>
      <text:p text:style-name="P6"><text:s text:c="8"/>System.out.println(a + " " <text:s/>+ b);</text:p>
      <text:p text:style-name="P6"><text:s text:c="6"/>}</text:p>
      <text:p text:style-name="P6"><text:s/>}</text:p>
      <text:p text:style-name="P6"><text:soft-page-break/></text:p>
      <text:p text:style-name="Hanging_20_indent"><text:span text:style-name="T1">a) </text:span>5 5<text:tab/><text:tab/><text:tab/><text:tab/><text:tab/><text:tab/><text:tab/><text:tab/><text:span text:style-name="T8">b) </text:span><text:span text:style-name="T7">5.5 5</text:span></text:p>
      <text:p text:style-name="Hanging_20_indent"><text:span text:style-name="T1">c) </text:span>6 5<text:tab/><text:tab/><text:tab/><text:tab/><text:tab/><text:tab/><text:tab/><text:tab/><text:span text:style-name="T1">d) </text:span>None of these</text:p>
      <text:p text:style-name="P18">SOLUTION DESCRIPTION:</text:p>
      <text:p text:style-name="Hanging_20_indent">####% operator gives remainder. So a % 10 will give us 5.5 and b % 10 will give us 5. Hence output is : 5.5 5</text:p>
      <text:p text:style-name="P4"/>
      <text:p text:style-name="P4">(Predict the output)</text:p>
      <text:p text:style-name="P5">4.</text:p>
      <text:p text:style-name="P6"/>
      <text:p text:style-name="P6">public class <text:s/>Solution {</text:p>
      <text:p text:style-name="P6"><text:s text:c="4"/>public static void main(String [] args) {</text:p>
      <text:p text:style-name="P6"><text:s text:c="8"/>int var1 = 5;</text:p>
      <text:p text:style-name="P6"><text:s text:c="8"/>int var2 = 6;</text:p>
      <text:p text:style-name="P6"><text:s text:c="8"/>System.out.print(var1 &gt; var2);</text:p>
      <text:p text:style-name="P6"><text:s text:c="4"/>}</text:p>
      <text:p text:style-name="P6">}</text:p>
      <text:p text:style-name="P6"/>
      <text:p text:style-name="Hanging_20_indent"><text:span text:style-name="T1">a) </text:span>true<text:tab/><text:tab/><text:tab/><text:tab/><text:tab/><text:tab/><text:tab/><text:tab/><text:span text:style-name="T8">b) </text:span><text:span text:style-name="T7">false</text:span></text:p>
      <text:p text:style-name="Hanging_20_indent"><text:span text:style-name="T1">c) </text:span>0<text:tab/><text:tab/><text:tab/><text:tab/><text:tab/><text:tab/><text:tab/><text:tab/><text:tab/><text:span text:style-name="T1">d) </text:span>1</text:p>
      <text:p text:style-name="P18">SOLUTION DESCRIPTION:</text:p>
      <text:p text:style-name="Hanging_20_indent">####&gt; is a relational operator. So it will give the result as true or false only. var1 is not greater than var2, hence result is false.</text:p>
      <text:p text:style-name="P4"/>
      <text:p text:style-name="P4">(Find output)</text:p>
      <text:p text:style-name="P5">5. Find the output of the following code:</text:p>
      <text:p text:style-name="P6"/>
      <text:p text:style-name="P6">public static void main(String args[])</text:p>
      <text:p text:style-name="P6">{</text:p>
      <text:p text:style-name="P6"><text:s text:c="4"/>int a=10,b=15;</text:p>
      <text:p text:style-name="P6"><text:s text:c="4"/>if(a&gt;b)</text:p>
      <text:p text:style-name="P6"><text:s text:c="4"/>{</text:p>
      <text:p text:style-name="P6"><text:s text:c="8"/>System.out.print("a ");</text:p>
      <text:p text:style-name="P6"><text:s text:c="4"/>}</text:p>
      <text:p text:style-name="P6"><text:s text:c="4"/>else</text:p>
      <text:p text:style-name="P6"><text:s text:c="4"/>{</text:p>
      <text:p text:style-name="P6"><text:s text:c="8"/>System.out.print("b ");</text:p>
      <text:p text:style-name="P6"><text:s text:c="4"/>}</text:p>
      <text:p text:style-name="P6"><text:s text:c="4"/>System.out.print("is greater");</text:p>
      <text:p text:style-name="P6">}</text:p>
      <text:p text:style-name="P6"/>
      <text:p text:style-name="Hanging_20_indent"><text:span text:style-name="T1">a) </text:span>a<text:tab/><text:tab/><text:tab/><text:tab/><text:tab/><text:tab/><text:tab/><text:tab/><text:tab/><text:span text:style-name="T1">b) </text:span>b</text:p>
      <text:p text:style-name="P15"><text:span text:style-name="T1">c) </text:span>a is greater<text:tab/><text:tab/><text:tab/><text:tab/><text:tab/><text:tab/><text:tab/><text:tab/><text:span text:style-name="T8">d) </text:span><text:span text:style-name="T7">b is greater</text:span></text:p>
      <text:p text:style-name="P18"><text:span text:style-name="T3">SOLUTION DESCRIPTION:</text:span></text:p>
      <text:p text:style-name="P16">"is greater" is written outside if-else so it would always print</text:p>
      <text:p text:style-name="P4"/>
      <text:p text:style-name="P4">(Find output)</text:p>
      <text:p text:style-name="P5">6. Find the output of the following code:</text:p>
      <text:p text:style-name="P6"/>
      <text:p text:style-name="P6">int a=50;</text:p>
      <text:p text:style-name="P6"><text:soft-page-break/>if(a&gt;10)</text:p>
      <text:p text:style-name="P6">{</text:p>
      <text:p text:style-name="P6"><text:s text:c="4"/>System.out.print("Coding");</text:p>
      <text:p text:style-name="P6">}</text:p>
      <text:p text:style-name="P6">else(a&gt;20)</text:p>
      <text:p text:style-name="P6">{</text:p>
      <text:p text:style-name="P6"><text:s text:c="4"/>System.out.print("Ninjas");</text:p>
      <text:p text:style-name="P6">}</text:p>
      <text:p text:style-name="P6"/>
      <text:p text:style-name="Hanging_20_indent"><text:span text:style-name="T1">a) </text:span>Coding<text:tab/><text:tab/><text:tab/><text:tab/><text:tab/><text:tab/><text:tab/><text:tab/><text:span text:style-name="T1">b) </text:span>Ninjas</text:p>
      <text:p text:style-name="Hanging_20_indent"><text:span text:style-name="T1">c) </text:span>CodingNinjas<text:tab/><text:tab/><text:tab/><text:tab/><text:tab/><text:tab/><text:tab/><text:span text:style-name="T8">d) </text:span><text:span text:style-name="T7">Compile time error</text:span></text:p>
      <text:p text:style-name="P18">SOLUTION DESCRIPTION:</text:p>
      <text:p text:style-name="Hanging_20_indent">else (a&gt;20) is wrong syntax.</text:p>
      <text:p text:style-name="Hanging_20_indent">We cannot use condition after else.</text:p>
      <text:p text:style-name="P4"/>
      <text:p text:style-name="P4">(Find the output)</text:p>
      <text:p text:style-name="P5">7.</text:p>
      <text:p text:style-name="P6"/>
      <text:p text:style-name="P7">public static void main(String args[])</text:p>
      <text:p text:style-name="P7">{</text:p>
      <text:p text:style-name="P6"><text:s text:c="4"/>int x = 5; </text:p>
      <text:p text:style-name="P6"><text:s text:c="4"/>if (x &lt; 6)</text:p>
      <text:p text:style-name="P6"><text:s text:c="8"/>System.out.print("Hello <text:s/>");</text:p>
      <text:p text:style-name="P6"><text:s text:c="4"/>if(x == 5){</text:p>
      <text:p text:style-name="P6"><text:s text:c="8"/>System.out.print("Hi <text:s/>");</text:p>
      <text:p text:style-name="P6"><text:s text:c="4"/>}</text:p>
      <text:p text:style-name="P6"><text:s text:c="4"/>else{ </text:p>
      <text:p text:style-name="P6"><text:s text:c="8"/>System.out.print("Hey ");</text:p>
      <text:p text:style-name="P6"><text:s text:c="4"/>} </text:p>
      <text:p text:style-name="P6">}</text:p>
      <text:p text:style-name="P6"/>
      <text:p text:style-name="Hanging_20_indent"><text:span text:style-name="T1">a) </text:span>Hello<text:tab/><text:tab/><text:tab/><text:tab/><text:tab/><text:tab/><text:tab/><text:tab/><text:span text:style-name="T1">b) </text:span>Hi</text:p>
      <text:p text:style-name="Hanging_20_indent"><text:span text:style-name="T8">c) </text:span><text:span text:style-name="T7">Hello Hi</text:span><text:tab/><text:tab/><text:tab/><text:tab/><text:tab/><text:tab/><text:tab/><text:tab/><text:span text:style-name="T1">d) </text:span>Hello Hey</text:p>
      <text:p text:style-name="P18">SOLUTION DESCRIPTION:</text:p>
      <text:p text:style-name="Hanging_20_indent">As x is equal to 5, it enters in first if condition and prints "Hello". After that, second if condition will be checked and that is true again, so it will next print "Hi". Else part will be skipped.</text:p>
      <text:p text:style-name="P4"/>
      <text:p text:style-name="P4">(Figure out the output)</text:p>
      <text:p text:style-name="P5">8.</text:p>
      <text:p text:style-name="P6"/>
      <text:p text:style-name="P6">public static void main(String[] args) {</text:p>
      <text:p text:style-name="P6"><text:s text:c="4"/>int x = 15;</text:p>
      <text:p text:style-name="P6"><text:s text:c="4"/>if(x &lt;= 15){</text:p>
      <text:p text:style-name="P6"><text:s text:c="8"/>System.out.print("Inside if <text:s/>");</text:p>
      <text:p text:style-name="P6"><text:s text:c="4"/>}else if(x == 15){</text:p>
      <text:p text:style-name="P6"><text:s text:c="8"/>System.out.print("Inside else if <text:s/>");</text:p>
      <text:p text:style-name="P6"><text:s text:c="4"/>}</text:p>
      <text:p text:style-name="P6"><text:s text:c="4"/>System.out.println(x);</text:p>
      <text:p text:style-name="P6">}</text:p>
      <text:p text:style-name="P6"/>
      <text:p text:style-name="Hanging_20_indent"><text:soft-page-break/><text:span text:style-name="T1">a) </text:span>Inside if<text:tab/><text:tab/><text:tab/><text:tab/><text:tab/><text:tab/><text:tab/><text:tab/><text:span text:style-name="T1">b) </text:span>15</text:p>
      <text:p text:style-name="Hanging_20_indent"><text:span text:style-name="T8">c) </text:span><text:span text:style-name="T7">Inside if 15</text:span><text:span text:style-name="T3"><text:tab/></text:span><text:tab/><text:tab/><text:tab/><text:tab/><text:tab/><text:tab/><text:span text:style-name="T1">d) </text:span>Inside if Inside else if 15</text:p>
      <text:p text:style-name="P19">SOLUTION DESCRIPTION:</text:p>
      <text:p text:style-name="Hanging_20_indent">####First if condition will be checked first, and it evaluates to true. Hence, the statement inside if will be executed, so it will print "Inside if ". </text:p>
      <text:p text:style-name="Hanging_20_indent">####After that, else if part will be skipped. Because in if-else statements, once a condition is satisfied remaining all the conditions are skipped without evaluation.</text:p>
      <text:p text:style-name="Hanging_20_indent">####After exit from if-else statement, the last print statement will be executed. Hence it will next print value of x i.e. 15. </text:p>
      <text:p text:style-name="Hanging_20_indent">####So the output is : "Inside if 15"</text:p>
      <text:p text:style-name="P4"/>
      <text:p text:style-name="P4">(What will be the output)</text:p>
      <text:p text:style-name="P5">9.</text:p>
      <text:p text:style-name="P6"/>
      <text:p text:style-name="P6"><text:s text:c="2"/>public static void main(String args[]) {</text:p>
      <text:p text:style-name="P6"><text:s text:c="6"/>int var1 = 5; </text:p>
      <text:p text:style-name="P6"><text:s text:c="6"/>int var2 = 6;</text:p>
      <text:p text:style-name="P6"><text:s text:c="6"/>if ((var2 = 1) == var1)</text:p>
      <text:p text:style-name="P6"><text:s text:c="10"/>System.out.print(var2);</text:p>
      <text:p text:style-name="P6"><text:s text:c="6"/>else </text:p>
      <text:p text:style-name="P6"><text:s text:c="10"/>System.out.print(var2 + 1);</text:p>
      <text:p text:style-name="P6"><text:s text:c="2"/>}</text:p>
      <text:p text:style-name="P6"/>
      <text:p text:style-name="Hanging_20_indent"><text:span text:style-name="T1">a) </text:span>7<text:tab/><text:tab/><text:tab/><text:tab/><text:tab/><text:tab/><text:tab/><text:tab/><text:tab/><text:span text:style-name="T1">b) </text:span>1</text:p>
      <text:p text:style-name="Hanging_20_indent"><text:span text:style-name="T8">c) </text:span><text:span text:style-name="T7">2</text:span><text:tab/><text:tab/><text:tab/><text:tab/><text:tab/><text:tab/><text:tab/><text:tab/><text:tab/><text:span text:style-name="T1">d) </text:span>6</text:p>
      <text:p text:style-name="P19">SOLUTION DESCRIPTION:</text:p>
      <text:p text:style-name="Hanging_20_indent">####Inside if condition, we are actually assigning 1 to var2 and then comparing it with var1. So, after assignment, var2 becomes equal to 1 and then we are comparing it with var1 whose value is 5. Both are not equal, hence else part will be executed. </text:p>
      <text:p text:style-name="Hanging_20_indent">####So the output will be 2, as var2 was updated to value 1 in the if condition.</text:p>
      <text:p text:style-name="P4"/>
      <text:p text:style-name="P4">(Positive Negative)</text:p>
      <text:p text:style-name="P8">10. Let a and b are the two integers. Which option can be used to check out of two numbers one is positive and the other is negative</text:p>
      <text:p text:style-name="Hanging_20_indent"><text:span text:style-name="T2">a) </text:span>a&lt;0&amp;&amp;b&gt;0<text:tab/><text:tab/><text:tab/><text:tab/><text:tab/><text:tab/><text:tab/><text:tab/><text:span text:style-name="T2">b) </text:span>a&gt;0&amp;&amp;b&lt;0</text:p>
      <text:p text:style-name="Hanging_20_indent"><text:span text:style-name="T2">c) </text:span>a&lt;0||b&lt;0<text:tab/><text:tab/><text:tab/><text:tab/><text:tab/><text:tab/><text:tab/><text:tab/><text:span text:style-name="T9">d) </text:span><text:span text:style-name="T7">a*b&lt;0</text:span></text:p>
      <text:p text:style-name="P19"><text:span text:style-name="T11">SOLUTION DESCRIPTION:</text:span></text:p>
      <text:p text:style-name="Hanging_20_indent"><text:span text:style-name="T11">Given two integers a and b, the product of two integers is negative means either of a or b is negative.</text:span></text:p>
      <text:p text:style-name="Hanging_20_indent"><text:span text:style-name="T11">i.e, If we multiply a*b and the result is less than 0 , it means either a or b is negative. </text:span></text:p>
      <text:p text:style-name="P4"/>
      <text:p text:style-name="P11">(Find the output)</text:p>
      <text:p text:style-name="P8">11. Find the output of the following code:</text:p>
      <text:p text:style-name="P9"/>
      <text:p text:style-name="P10">public static void main (String[] args) </text:p>
      <text:p text:style-name="P10">{</text:p>
      <text:p text:style-name="P9"><text:s text:c="4"/>int a=50;</text:p>
      <text:p text:style-name="P9"><text:soft-page-break/><text:s text:c="4"/>int b=5;</text:p>
      <text:p text:style-name="P9"><text:s text:c="4"/>if(a/0==b)</text:p>
      <text:p text:style-name="P9"><text:s text:c="4"/>{</text:p>
      <text:p text:style-name="P9"/>
      <text:p text:style-name="P9"><text:s text:c="8"/>System.out.println("Hello");</text:p>
      <text:p text:style-name="P9"><text:s text:c="4"/>}</text:p>
      <text:p text:style-name="P9"><text:s text:c="4"/>else</text:p>
      <text:p text:style-name="P9"><text:s text:c="4"/>{</text:p>
      <text:p text:style-name="P9"><text:s text:c="8"/>System.out.println("Hi");</text:p>
      <text:p text:style-name="P9"><text:s text:c="4"/>}</text:p>
      <text:p text:style-name="P9">}</text:p>
      <text:p text:style-name="P9"/>
      <text:p text:style-name="Hanging_20_indent"><text:span text:style-name="T2">a) </text:span>Hello<text:tab/><text:tab/><text:tab/><text:tab/><text:tab/><text:tab/><text:tab/><text:tab/><text:span text:style-name="T2">b) </text:span>Hi</text:p>
      <text:p text:style-name="Hanging_20_indent"><text:span text:style-name="T2">c) </text:span>Compile time error<text:tab/><text:tab/><text:tab/><text:tab/><text:tab/><text:tab/><text:tab/><text:span text:style-name="T9">d) </text:span><text:span text:style-name="T7">Run time error</text:span></text:p>
      <text:p text:style-name="P19">SOLUTION DESCRIPTION:</text:p>
      <text:p text:style-name="Hanging_20_indent">The syntax of the code is correct but on execution dividing a number by zero gives a run time error.</text:p>
      <text:p text:style-name="P11"/>
      <text:p text:style-name="P11">(Find the output)</text:p>
      <text:p text:style-name="P8">12. Find the output of the code :</text:p>
      <text:p text:style-name="P9"/>
      <text:p text:style-name="P9">main() {</text:p>
      <text:p text:style-name="P9"><text:s text:c="4"/>int a=50,b=20;</text:p>
      <text:p text:style-name="P9"><text:s text:c="4"/>if(a&gt;b)</text:p>
      <text:p text:style-name="P9"><text:s text:c="4"/>{</text:p>
      <text:p text:style-name="P9"><text:s text:c="8"/>if(a&gt;100)</text:p>
      <text:p text:style-name="P9"><text:s text:c="12"/>print ("Ace");</text:p>
      <text:p text:style-name="P9"><text:s text:c="8"/>if(b&lt;100)</text:p>
      <text:p text:style-name="P9"><text:s text:c="12"/>b=50;</text:p>
      <text:p text:style-name="P9"><text:s text:c="4"/>}</text:p>
      <text:p text:style-name="P9"><text:s text:c="4"/>else if(a==b)</text:p>
      <text:p text:style-name="P9"><text:s text:c="4"/>{</text:p>
      <text:p text:style-name="P9"><text:s text:c="7"/>print ("King");</text:p>
      <text:p text:style-name="P9"><text:s text:c="4"/>}</text:p>
      <text:p text:style-name="P9"><text:s text:c="4"/>else </text:p>
      <text:p text:style-name="P9"><text:s text:c="4"/>{</text:p>
      <text:p text:style-name="P9"><text:s text:c="8"/>print ("Queen");</text:p>
      <text:p text:style-name="P9"><text:s text:c="4"/>}</text:p>
      <text:p text:style-name="P9">}</text:p>
      <text:p text:style-name="P9"/>
      <text:p text:style-name="Hanging_20_indent"><text:span text:style-name="T9">a) </text:span><text:span text:style-name="T7">No output</text:span><text:span text:style-name="T6"><text:tab/></text:span><text:tab/><text:tab/><text:tab/><text:tab/><text:tab/><text:tab/><text:tab/><text:span text:style-name="T2">b) </text:span>King</text:p>
      <text:p text:style-name="Hanging_20_indent"><text:span text:style-name="T2">c) </text:span>Queen<text:tab/><text:tab/><text:tab/><text:tab/><text:tab/><text:tab/><text:tab/><text:tab/><text:span text:style-name="T2">d) </text:span>Ace</text:p>
      <text:p text:style-name="P19">SOLUTION DESCRIPTION:</text:p>
      <text:p text:style-name="Hanging_20_indent">(a&gt;b) is true,So we go inside the if.</text:p>
      <text:p text:style-name="Hanging_20_indent">(a&gt;100) is false.</text:p>
      <text:p text:style-name="Hanging_20_indent">(b&lt;100) is true,so it is executed and b is updated to 50.</text:p>
      <text:p text:style-name="Hanging_20_indent">But no print statement is executed hence no output.</text:p>
      <text:p text:style-name="P11"/>
      <text:p text:style-name="P11">(Find the output)</text:p>
      <text:p text:style-name="P8">13. What will be the output of the following code:</text:p>
      <text:p text:style-name="P9"><text:soft-page-break/></text:p>
      <text:p text:style-name="P10">public static void main (String[] args) </text:p>
      <text:p text:style-name="P10">{</text:p>
      <text:p text:style-name="P9"><text:s text:c="3"/>int i=0;</text:p>
      <text:p text:style-name="P9"><text:s text:c="3"/>while(i&lt;10)</text:p>
      <text:p text:style-name="P9"><text:s text:c="3"/>{</text:p>
      <text:p text:style-name="P9"><text:s text:c="7"/>i=i+1;</text:p>
      <text:p text:style-name="P9"><text:s text:c="7"/>System.out.print(i);</text:p>
      <text:p text:style-name="P9"><text:s text:c="7"/>i=i+1;</text:p>
      <text:p text:style-name="P9"><text:s text:c="3"/>}</text:p>
      <text:p text:style-name="P9">}</text:p>
      <text:p text:style-name="P23"/>
      <text:p text:style-name="P21">ANS: <text:span text:style-name="T6">13579</text:span></text:p>
      <text:p text:style-name="P20"/>
      <text:p text:style-name="P20">SOLUTION DESCRIPTION:</text:p>
      <text:p text:style-name="Hanging_20_indent">The variable i =0. First time the loop executes,it increases the variable by 1 , print is and then again increases it by 1, making it 2. Now, second time, since the condition is true, the variable i would be incaresed to 1 , ie. i=3 and would be printed and so on the loop will continue, till i=9. So the output would be all the odd numbers&lt;10, which is : 13579</text:p>
      <text:p text:style-name="P11"/>
      <text:p text:style-name="P11">(Number of hello)</text:p>
      <text:p text:style-name="P8">14.The number of Hello printed on the screen for the following code will be:</text:p>
      <text:p text:style-name="P9"/>
      <text:p text:style-name="P10">public static void main (String[] args) </text:p>
      <text:p text:style-name="P10">{</text:p>
      <text:p text:style-name="P9"><text:s text:c="4"/>int x=5;</text:p>
      <text:p text:style-name="P9"><text:s text:c="4"/>int y=5;</text:p>
      <text:p text:style-name="P9"><text:s text:c="4"/>while((x=5)==y)</text:p>
      <text:p text:style-name="P9"><text:s text:c="4"/>{</text:p>
      <text:p text:style-name="P9"><text:s text:c="8"/>System.out.println("Hello");</text:p>
      <text:p text:style-name="P9"><text:s text:c="8"/>x++;</text:p>
      <text:p text:style-name="P9"><text:s text:c="8"/>y++;</text:p>
      <text:p text:style-name="P9"><text:s text:c="4"/>}</text:p>
      <text:p text:style-name="P9">}</text:p>
      <text:p text:style-name="P9"/>
      <text:p text:style-name="Hanging_20_indent"><text:span text:style-name="T2">a) </text:span>Infinite<text:tab/><text:tab/><text:tab/><text:tab/><text:tab/><text:tab/><text:tab/><text:tab/><text:span text:style-name="T2">b) </text:span>Zero</text:p>
      <text:p text:style-name="Hanging_20_indent"><text:span text:style-name="T9">c) </text:span><text:span text:style-name="T7">One</text:span><text:tab/><text:tab/><text:tab/><text:tab/><text:tab/><text:tab/><text:tab/><text:tab/><text:span text:style-name="T2">d) </text:span>Error</text:p>
      <text:p text:style-name="P20">SOLUTION DESCRIPTION:</text:p>
      <text:p text:style-name="Hanging_20_indent">The loop will run the first time as x=5 and y is also 5. <text:s/>Both are equal so the loop will get executed and after printing "Hello" x and y both will be incremented to 6. Now, if we check the while condition x=5 (x is being assigned the value 5) and y=6 (due to increment). So, x and y are not equal , hence condition is false and the loop will not <text:s/>get executed. </text:p>
      <text:p text:style-name="P11"/>
      <text:p text:style-name="P11">(Number of hello 2)</text:p>
      <text:p text:style-name="P8">15. The number of Hello printed on the screen for the following code will be:</text:p>
      <text:p text:style-name="P9"/>
      <text:p text:style-name="P9">public static void main (String[] args) {</text:p>
      <text:p text:style-name="P9"><text:s text:c="4"/>int x=5;</text:p>
      <text:p text:style-name="P9"><text:s text:c="4"/>int y=5;</text:p>
      <text:p text:style-name="P9"><text:s text:c="4"/>while(x==y)</text:p>
      <text:p text:style-name="P9"><text:s text:c="4"/>{</text:p>
      <text:p text:style-name="P9"><text:soft-page-break/><text:s text:c="8"/>System.out.println("Hello");</text:p>
      <text:p text:style-name="P9"><text:s text:c="8"/>x++;</text:p>
      <text:p text:style-name="P9"><text:s text:c="8"/>y++;</text:p>
      <text:p text:style-name="P9"><text:s text:c="4"/>}</text:p>
      <text:p text:style-name="P9">}</text:p>
      <text:p text:style-name="P9"/>
      <text:p text:style-name="Hanging_20_indent"><text:span text:style-name="T2">a) </text:span>1<text:tab/><text:tab/><text:tab/><text:tab/><text:tab/><text:tab/><text:tab/><text:tab/><text:tab/><text:span text:style-name="T9">b) </text:span><text:span text:style-name="T7">Infinite</text:span></text:p>
      <text:p text:style-name="Hanging_20_indent"><text:span text:style-name="T2">c) </text:span>5<text:tab/><text:tab/><text:tab/><text:tab/><text:tab/><text:tab/><text:tab/><text:tab/><text:tab/><text:span text:style-name="T2">d) </text:span>0</text:p>
      <text:p text:style-name="P20">SOLUTION DESCRIPTION:</text:p>
      <text:p text:style-name="Hanging_20_indent">x and y are equal every time . Hence infinite loop.</text:p>
      <text:p text:style-name="P11"/>
      <text:p text:style-name="P11">(Same output)</text:p>
      <text:p text:style-name="P8">16. Whichof the following codes gives same output:</text:p>
      <text:p text:style-name="P9"/>
      <text:p text:style-name="P9">1) int i=1;</text:p>
      <text:p text:style-name="P9"><text:s text:c="3"/>while(i&lt;5)</text:p>
      <text:p text:style-name="P9"><text:s text:c="3"/>{</text:p>
      <text:p text:style-name="P9"><text:s text:c="7"/>System.out.print(2*i);</text:p>
      <text:p text:style-name="P9"><text:s text:c="7"/>i=i+1;</text:p>
      <text:p text:style-name="P9"><text:s text:c="3"/>}</text:p>
      <text:p text:style-name="P9"/>
      <text:p text:style-name="P9">2) int i=2;</text:p>
      <text:p text:style-name="P9"><text:s text:c="3"/>while(i&lt;10)</text:p>
      <text:p text:style-name="P9"><text:s text:c="3"/>{</text:p>
      <text:p text:style-name="P9"><text:s text:c="7"/>System.out.print(i);</text:p>
      <text:p text:style-name="P9"><text:s text:c="7"/>i=i+2;</text:p>
      <text:p text:style-name="P9"><text:s text:c="3"/>}</text:p>
      <text:p text:style-name="P9"/>
      <text:p text:style-name="P9">3) int i=2;</text:p>
      <text:p text:style-name="P9"><text:s text:c="3"/>while(i&lt;10)</text:p>
      <text:p text:style-name="P9"><text:s text:c="3"/>{</text:p>
      <text:p text:style-name="P9"><text:s text:c="7"/>System.out.print(i);</text:p>
      <text:p text:style-name="P9"><text:s text:c="7"/>i*=2;</text:p>
      <text:p text:style-name="P9"><text:s text:c="3"/>}</text:p>
      <text:p text:style-name="P9"/>
      <text:p text:style-name="P9">4) int i=10;</text:p>
      <text:p text:style-name="P9"><text:s text:c="3"/>while(i&gt;0)</text:p>
      <text:p text:style-name="P9"><text:s text:c="3"/>{</text:p>
      <text:p text:style-name="P9"><text:s text:c="7"/>if(i%2==0)</text:p>
      <text:p text:style-name="P9"><text:s text:c="7"/>{</text:p>
      <text:p text:style-name="P9"><text:s text:c="11"/>System.out.print(10-i);</text:p>
      <text:p text:style-name="P9"><text:s text:c="7"/>}</text:p>
      <text:p text:style-name="P9"><text:s text:c="7"/>i--;</text:p>
      <text:p text:style-name="P9"><text:s text:c="3"/>}</text:p>
      <text:p text:style-name="P9"/>
      <text:p text:style-name="Hanging_20_indent"><text:span text:style-name="T2">a) </text:span>2 4<text:tab/><text:tab/><text:tab/><text:tab/><text:tab/><text:tab/><text:tab/><text:tab/><text:span text:style-name="T2">b) </text:span>1 2 3 4</text:p>
      <text:p text:style-name="Hanging_20_indent"><text:span text:style-name="T9">c) </text:span><text:span text:style-name="T7">1 2</text:span><text:tab/><text:tab/><text:tab/><text:tab/><text:tab/><text:tab/><text:tab/><text:tab/><text:span text:style-name="T2">d) </text:span>1 2 4</text:p>
      <text:p text:style-name="P20">SOLUTION DESCRIPTION:</text:p>
      <text:p text:style-name="Hanging_20_indent">Output of the codes are:</text:p>
      <text:p text:style-name="Hanging_20_indent">Code 1: <text:s text:c="2"/>2468</text:p>
      <text:p text:style-name="Hanging_20_indent"><text:soft-page-break/>Code 2: <text:s text:c="2"/>2468</text:p>
      <text:p text:style-name="Hanging_20_indent">Code 3: <text:s text:c="2"/>248</text:p>
      <text:p text:style-name="Hanging_20_indent">Code 4: <text:s text:c="2"/>02468</text:p>
      <text:p text:style-name="P11"/>
      <text:p text:style-name="P11">(Primality Check)</text:p>
      <text:p text:style-name="P8">17. Can this code be used to check primality of a positive integer:</text:p>
      <text:p text:style-name="P9"/>
      <text:p text:style-name="P10">public static void main (String[] args) </text:p>
      <text:p text:style-name="P10">{</text:p>
      <text:p text:style-name="P9"><text:s text:c="4"/>Scanner s=new Scanner (System.in);</text:p>
      <text:p text:style-name="P9"><text:s text:c="4"/>int n=s.nextInt();</text:p>
      <text:p text:style-name="P9"><text:s text:c="4"/>boolean isprime=true;</text:p>
      <text:p text:style-name="P9"><text:s text:c="4"/>if(n%2==0)</text:p>
      <text:p text:style-name="P9"><text:s text:c="8"/>isprime=false;</text:p>
      <text:p text:style-name="P9"><text:s text:c="4"/>int i=3;</text:p>
      <text:p text:style-name="P9"><text:s text:c="4"/>while(isprime&amp;&amp;i&lt;n)</text:p>
      <text:p text:style-name="P9"><text:s text:c="4"/>{</text:p>
      <text:p text:style-name="P9"><text:s text:c="8"/>isprime=!(n%i==0);</text:p>
      <text:p text:style-name="P9"><text:s text:c="8"/>i+=2;</text:p>
      <text:p text:style-name="P9"><text:s text:c="4"/>}</text:p>
      <text:p text:style-name="P9"><text:s text:c="4"/>if(isprime)</text:p>
      <text:p text:style-name="P9"><text:s text:c="4"/>{</text:p>
      <text:p text:style-name="P9"><text:s text:c="8"/>System.out.println("Prime");</text:p>
      <text:p text:style-name="P9"><text:s text:c="4"/>}</text:p>
      <text:p text:style-name="P9"><text:s text:c="4"/>else</text:p>
      <text:p text:style-name="P9"><text:s text:c="4"/>{</text:p>
      <text:p text:style-name="P9"><text:s text:c="8"/>System.out.println("Composite");</text:p>
      <text:p text:style-name="P9"><text:s text:c="4"/>}</text:p>
      <text:p text:style-name="P9">}</text:p>
      <text:p text:style-name="P9"/>
      <text:p text:style-name="Hanging_20_indent"><text:span text:style-name="T2">a) </text:span>Yes<text:tab/><text:tab/><text:tab/><text:tab/><text:tab/><text:tab/><text:tab/><text:tab/><text:span text:style-name="T9">b) </text:span><text:span text:style-name="T7">No</text:span></text:p>
      <text:p text:style-name="P20">SOLUTION DESCRIPTION:</text:p>
      <text:p text:style-name="Hanging_20_indent">The code fails for n=2. Otherwise the code runs fine for every other positive integer. </text:p>
      <text:p text:style-name="P11"/>
      <text:p text:style-name="P11">(Find the output)</text:p>
      <text:p text:style-name="P8">18. Find the output for the following code:</text:p>
      <text:p text:style-name="P9"/>
      <text:p text:style-name="P9">int i=10;</text:p>
      <text:p text:style-name="P9">while((i=i-1)&gt;0)</text:p>
      <text:p text:style-name="P9">{</text:p>
      <text:p text:style-name="P9"><text:s text:c="4"/>System.out.print(i);</text:p>
      <text:p text:style-name="P9"><text:s text:c="4"/>if(i%5==0)</text:p>
      <text:p text:style-name="P9"><text:s text:c="8"/>return;</text:p>
      <text:p text:style-name="P9">}</text:p>
      <text:p text:style-name="P9"/>
      <text:p text:style-name="Hanging_20_indent"><text:span text:style-name="T2">a) </text:span>987654321<text:tab/><text:tab/><text:tab/><text:tab/><text:tab/><text:tab/><text:tab/><text:tab/><text:span text:style-name="T2">b) </text:span>Error</text:p>
      <text:p text:style-name="Hanging_20_indent"><text:span text:style-name="T9">c) </text:span><text:span text:style-name="T7">98765</text:span><text:tab/><text:tab/><text:tab/><text:tab/><text:tab/><text:tab/><text:tab/><text:tab/><text:span text:style-name="T2">d) </text:span>9876</text:p>
      <text:p text:style-name="P20">SOLUTION DESCRIPTION:</text:p>
      <text:p text:style-name="Hanging_20_indent">The code executes for i=9,8,7,6,5 and prints 98765.</text:p>
      <text:p text:style-name="Hanging_20_indent"><text:soft-page-break/>At i=5 the if statement is executed and the code terminates.</text:p>
      <text:p text:style-name="P11"/>
      <text:p text:style-name="P11">(Check the error)</text:p>
      <text:p text:style-name="P8">19. Will following code generate error ?</text:p>
      <text:p text:style-name="P9"/>
      <text:p text:style-name="P9">public class Main {</text:p>
      <text:p text:style-name="P9"><text:s text:c="4"/>public static void main(String[] args) {</text:p>
      <text:p text:style-name="P9"><text:s text:c="8"/>int a = 10;</text:p>
      <text:p text:style-name="P9"><text:s text:c="8"/>if(a &gt; 5) {</text:p>
      <text:p text:style-name="P9"><text:s text:c="12"/>int b = 10;</text:p>
      <text:p text:style-name="P9"><text:s text:c="8"/>}</text:p>
      <text:p text:style-name="P9"><text:s text:c="8"/>System.out.println(b);</text:p>
      <text:p text:style-name="P9"><text:s text:c="4"/>}</text:p>
      <text:p text:style-name="P9">}</text:p>
      <text:p text:style-name="P9"/>
      <text:p text:style-name="Hanging_20_indent"><text:span text:style-name="T9">a) </text:span><text:span text:style-name="T7">Yes</text:span><text:tab/><text:tab/><text:tab/><text:tab/><text:tab/><text:tab/><text:tab/><text:tab/><text:span text:style-name="T2">b) </text:span>No</text:p>
      <text:p text:style-name="P20">SOLUTION DESCRIPTION:</text:p>
      <text:p text:style-name="Hanging_20_indent">Since int b is declared within the if block, it will not be accessible beyond it. We can see that the statement to print b is written outside the if block, hence it would generate error.</text:p>
      <text:p text:style-name="P11"/>
      <text:p text:style-name="P11">(Check the error)</text:p>
      <text:p text:style-name="P8">20. Will following code generate error ?</text:p>
      <text:p text:style-name="P9"/>
      <text:p text:style-name="P9">public class Main {</text:p>
      <text:p text:style-name="P9"><text:s text:c="4"/>public static void main(String[] args) {</text:p>
      <text:p text:style-name="P9"><text:s text:c="8"/>int a = 10;</text:p>
      <text:p text:style-name="P9"><text:s text:c="8"/>if(a &gt; 5) {</text:p>
      <text:p text:style-name="P9"><text:s text:c="12"/>a = 100;</text:p>
      <text:p text:style-name="P9"><text:s text:c="8"/>}</text:p>
      <text:p text:style-name="P9"><text:s text:c="8"/>System.out.println(a);</text:p>
      <text:p text:style-name="P9"><text:s text:c="4"/>}</text:p>
      <text:p text:style-name="P9">}</text:p>
      <text:p text:style-name="P9"/>
      <text:p text:style-name="Hanging_20_indent"><text:span text:style-name="T2">a) </text:span>Yes<text:tab/><text:tab/><text:tab/><text:tab/><text:tab/><text:tab/><text:tab/><text:tab/><text:span text:style-name="T9">b) </text:span><text:span text:style-name="T7">No</text:span></text:p>
      <text:p text:style-name="P20">SOLUTION DESCRIPTION:</text:p>
      <text:p text:style-name="Hanging_20_indent">The variable a is accessible within the complete main (). So, the code will not generate any error. </text:p>
      <text:p text:style-name="P11"/>
      <text:p text:style-name="P11">(Check the error)</text:p>
      <text:p text:style-name="P8">21. Will following code generate error ?</text:p>
      <text:p text:style-name="P9"/>
      <text:p text:style-name="P9">public class Main {</text:p>
      <text:p text:style-name="P9"><text:s text:c="4"/>public static void main(String[] args) {</text:p>
      <text:p text:style-name="P9"><text:s text:c="8"/>int a = 10;</text:p>
      <text:p text:style-name="P9"><text:s text:c="8"/>if(a &gt; 5) {</text:p>
      <text:p text:style-name="P9"><text:s text:c="12"/>int a = 100;</text:p>
      <text:p text:style-name="P9"><text:s text:c="8"/>}</text:p>
      <text:p text:style-name="P9"><text:s text:c="8"/>System.out.println(a);</text:p>
      <text:p text:style-name="P9"><text:s text:c="4"/>}</text:p>
      <text:p text:style-name="P9">}</text:p>
      <text:p text:style-name="P9"/>
      <text:p text:style-name="Hanging_20_indent"><text:span text:style-name="T9">a) </text:span><text:span text:style-name="T7">Yes</text:span><text:tab/><text:tab/><text:tab/><text:tab/><text:tab/><text:tab/><text:tab/><text:tab/><text:span text:style-name="T2">b) </text:span>No</text:p>
      <text:p text:style-name="P20"><text:soft-page-break/>SOLUTION DESCRIPTION:</text:p>
      <text:p text:style-name="Hanging_20_indent">Java does not allow us to declare a same variable twice. We can see that int a was declared in the main() and then again it was declared <text:s/>inside the if block, which is not permitted. So, the code will throw the error.</text:p>
      <text:p text:style-name="P11"/>
      <text:p text:style-name="P11">(Check the error)</text:p>
      <text:p text:style-name="P8">22. Will following code generate error ?</text:p>
      <text:p text:style-name="P9"/>
      <text:p text:style-name="P9">public class Main {</text:p>
      <text:p text:style-name="P9"><text:s text:c="4"/>public static void main(String[] args) {</text:p>
      <text:p text:style-name="P9"><text:s text:c="4"/>for(int i = 0; i &lt; 3; i++) {</text:p>
      <text:p text:style-name="P9"><text:s text:c="8"/>System.out.print(i + " ");</text:p>
      <text:p text:style-name="P9"><text:s text:c="8"/>}</text:p>
      <text:p text:style-name="P9"><text:s text:c="4"/>System.out.print(i + " ");</text:p>
      <text:p text:style-name="P9"><text:s text:c="4"/>}</text:p>
      <text:p text:style-name="P9">}</text:p>
      <text:p text:style-name="P9"/>
      <text:p text:style-name="P17"><text:span text:style-name="T9">a) </text:span><text:span text:style-name="T7">Yes</text:span><text:tab/><text:tab/><text:tab/><text:tab/><text:tab/><text:tab/><text:tab/><text:tab/><text:span text:style-name="T2">b) </text:span>No</text:p>
      <text:p text:style-name="P11"/>
      <text:p text:style-name="P11">(What is the output)</text:p>
      <text:p text:style-name="P8">23. What is the output ?</text:p>
      <text:p text:style-name="P9"/>
      <text:p text:style-name="P9">public class Main {</text:p>
      <text:p text:style-name="P9"><text:s text:c="4"/>public static void main(String[] args) {</text:p>
      <text:p text:style-name="P9"><text:s text:c="8"/>int a = 10;</text:p>
      <text:p text:style-name="P9"><text:s text:c="8"/>while(a &gt; 5) {</text:p>
      <text:p text:style-name="P9"><text:s text:c="12"/>int b = 1;</text:p>
      <text:p text:style-name="P9"><text:s text:c="12"/>System.out.print(b + " ");</text:p>
      <text:p text:style-name="P9"><text:s text:c="12"/>a--;</text:p>
      <text:p text:style-name="P9"><text:s text:c="8"/>}</text:p>
      <text:p text:style-name="P9"><text:s text:c="4"/>}</text:p>
      <text:p text:style-name="P9">}</text:p>
      <text:p text:style-name="P9"/>
      <text:p text:style-name="Hanging_20_indent"><text:span text:style-name="T2">a) </text:span>10 9 8 7 6<text:tab/><text:tab/><text:tab/><text:tab/><text:tab/><text:tab/><text:tab/><text:tab/><text:span text:style-name="T9">b) </text:span><text:span text:style-name="T7">1 1 1 1 1</text:span></text:p>
      <text:p text:style-name="Hanging_20_indent"><text:span text:style-name="T2">c) </text:span>Error<text:tab/><text:tab/><text:tab/><text:tab/><text:tab/><text:tab/><text:tab/><text:tab/><text:span text:style-name="T2">d) </text:span>Infinite loop</text:p>
      <text:p text:style-name="P20">SOLUTION DESCRIPTION:</text:p>
      <text:p text:style-name="Hanging_20_indent">The while loop will be executed 5 times, starting from when a=10 till it become a=6/. Each time the variable b since it is inside the while, would be initialized by 1, so the output will be 1 1 1 1 1 </text:p>
      <text:p text:style-name="P12"/>
      <text:p text:style-name="P12"/>
      <text:p text:style-name="P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3:30:33.325420964</meta:creation-date>
    <dc:title>Coding Ninjas A4 Sheet</dc:title>
    <meta:editing-duration>PT7M16S</meta:editing-duration>
    <meta:editing-cycles>3</meta:editing-cycles>
    <meta:generator>LibreOffice/7.3.7.2$Linux_X86_64 LibreOffice_project/30$Build-2</meta:generator>
    <dc:date>2023-01-19T14:45:15.928364711</dc:date>
    <meta:document-statistic meta:table-count="0" meta:image-count="0" meta:object-count="0" meta:page-count="10" meta:paragraph-count="390" meta:word-count="1855" meta:character-count="10962" meta:non-whitespace-character-count="8139"/>
    <meta:template xlink:type="simple" xlink:actuate="onRequest" xlink:title="Coding Ninjas A4 Sheet" xlink:href="../../../../../../../../../Templates/Coding%20Ninjas%20MCQ%20A4%20Sheet.ott" meta:date="2023-01-19T13:30:30.381450266"/>
  </office:meta>
</office:document-meta>
</file>